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88BE0000CBF80000941CF20D0CCEDC0D781B.svg" manifest:media-type="image/svg+xml"/>
  <manifest:file-entry manifest:full-path="Pictures/100002010000033E0000025AEDE1C4685519256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6.25cm" fo:min-width="25.0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2.215cm" svg:height="37.915cm" svg:x="0cm" svg:y="0cm">
          <draw:image xlink:href="Pictures/100188BE0000CBF80000941CF20D0CCEDC0D781B.svg" xlink:type="simple" xlink:show="embed" xlink:actuate="onLoad" draw:mime-type="image/svg+xml">
            <text:p/>
          </draw:image>
          <draw:image xlink:href="Pictures/100002010000033E0000025AEDE1C46855192565.png" xlink:type="simple" xlink:show="embed" xlink:actuate="onLoad" draw:mime-type="image/png"/>
          <svg:title>HingeBox</svg:title>
        </draw:frame>
        <draw:custom-shape draw:style-name="gr2" draw:text-style-name="P2" draw:layer="layout" svg:width="25.55cm" svg:height="36.5cm" svg:x="0.582cm" svg:y="0.58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32cm" fo:margin-bottom="1.832cm" fo:margin-left="1.832cm" fo:margin-right="1.832cm" fo:page-width="52.216cm" fo:page-height="37.9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4T19:58:41.742000000</dc:date>
    <meta:editing-duration>PT1M15S</meta:editing-duration>
    <meta:editing-cycles>1</meta:editing-cycles>
    <meta:document-statistic meta:object-count="2"/>
    <meta:generator>LibreOffice/7.0.1.2$Windows_X86_64 LibreOffice_project/7cbcfc562f6eb6708b5ff7d7397325de9e764452</meta:generator>
  </office:meta>
</office:document-meta>
</file>